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201cm" svg:y="1cm" presentation:class="title" presentation:user-transformed="true">
          <draw:text-box>
            <text:p>Simultaneous sensor and actuator placemen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BTP, CH12B026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vious 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verall optimal sensor placement.</text:p>
              </text:list-item>
              <text:list-item>
                <text:p>Balanced and unbalanced partitioning optimality</text:p>
              </text:list-item>
              <text:list-item>
                <text:p>Time-dependant?</text:p>
              </text:list-item>
              <text:list-item>
                <text:p>Contaminant potency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ssible Dire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et of affected nodes.</text:p>
              </text:list-item>
              <text:list-item>
                <text:p>Optimal sensors for detecting in &lt;t time or &lt;N nodes. Modified BFS.</text:p>
              </text:list-item>
              <text:list-item>
                <text:p>Threshold sensing vs. Continuous; estimation</text:p>
              </text:list-item>
              <text:list-item>
                <text:p>Actuators immediately, optimal w.r.t network graph, closeness to demand: possible parameters to include</text:p>
              </text:list-item>
              <text:list-item>
                <text:p>Mathematical proof for Ford-Fulkerson and Aravind et all partitioning equivalenc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7T07:28:23.891401381</meta:creation-date>
    <dc:date>2015-11-07T09:05:39.562466074</dc:date>
    <meta:editing-duration>PT1H22M4S</meta:editing-duration>
    <meta:editing-cycles>3</meta:editing-cycles>
    <meta:generator>LibreOffice/4.4.5.2$Linux_X86_64 LibreOffice_project/40m0$Build-2</meta:generator>
    <meta:document-statistic meta:object-count="33"/>
  </office:meta>
</office:document-meta>
</file>